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16.999cm" style:rel-column-width="65535*"/>
    </style:style>
    <style:style style:name="Таблица1.A1" style:family="table-cell">
      <style:table-cell-properties fo:padding="0.097cm" fo:border-left="0.002cm solid #000000" fo:border-right="none" fo:border-top="0.002cm solid #000000"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left="0.002cm solid #000000" fo:border-right="none" fo:border-top="0.002cm solid #000000"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left="0.002cm solid #000000" fo:border-right="none" fo:border-top="0.002cm solid #000000"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left="0.002cm solid #000000" fo:border-right="none" fo:border-top="0.002cm solid #000000" fo:border-bottom="0.002cm solid #000000"/>
    </style:style>
    <style:style style:name="Таблица9" style:family="table">
      <style:table-properties style:width="16.999cm" table:align="margins"/>
    </style:style>
    <style:style style:name="Таблица9.A" style:family="table-column">
      <style:table-column-properties style:column-width="16.999cm" style:rel-column-width="65535*"/>
    </style:style>
    <style:style style:name="Таблица9.A1" style:family="table-cell">
      <style:table-cell-properties fo:padding="0.097cm" fo:border-left="0.002cm solid #000000" fo:border-right="none" fo:border-top="0.002cm solid #000000" fo:border-bottom="0.002cm solid #000000"/>
    </style:style>
    <style:style style:name="Таблица10" style:family="table">
      <style:table-properties style:width="16.999cm" table:align="margins"/>
    </style:style>
    <style:style style:name="Таблица10.A" style:family="table-column">
      <style:table-column-properties style:column-width="16.999cm" style:rel-column-width="65535*"/>
    </style:style>
    <style:style style:name="Таблица10.A1" style:family="table-cell">
      <style:table-cell-properties fo:padding="0.097cm" fo:border-left="0.002cm solid #000000" fo:border-right="none" fo:border-top="0.002cm solid #000000" fo:border-bottom="0.002cm solid #000000"/>
    </style:style>
    <style:style style:name="Таблица11" style:family="table">
      <style:table-properties style:width="16.999cm" table:align="margins"/>
    </style:style>
    <style:style style:name="Таблица11.A" style:family="table-column">
      <style:table-column-properties style:column-width="16.999cm" style:rel-column-width="65535*"/>
    </style:style>
    <style:style style:name="Таблица11.A1" style:family="table-cell">
      <style:table-cell-properties fo:padding="0.097cm" fo:border-left="0.002cm solid #000000" fo:border-right="none" fo:border-top="0.002cm solid #000000" fo:border-bottom="0.002cm solid #000000"/>
    </style:style>
    <style:style style:name="Таблица5" style:family="table">
      <style:table-properties style:width="16.999cm" table:align="margins"/>
    </style:style>
    <style:style style:name="Таблица5.A" style:family="table-column">
      <style:table-column-properties style:column-width="4.251cm" style:rel-column-width="16386*"/>
    </style:style>
    <style:style style:name="Таблица5.B" style:family="table-column">
      <style:table-column-properties style:column-width="4.249cm" style:rel-column-width="1638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left="none" fo:border-right="none" fo:border-top="0.002cm solid #000000" fo:border-bottom="0.002cm solid #000000"/>
    </style:style>
    <style:style style:name="Таблица6" style:family="table">
      <style:table-properties style:width="16.999cm" table:align="margins"/>
    </style:style>
    <style:style style:name="Таблица6.A" style:family="table-column">
      <style:table-column-properties style:column-width="16.999cm" style:rel-column-width="65535*"/>
    </style:style>
    <style:style style:name="Таблица6.A1" style:family="table-cell">
      <style:table-cell-properties fo:padding="0.097cm" fo:border-left="0.002cm solid #000000" fo:border-right="none" fo:border-top="0.002cm solid #000000" fo:border-bottom="0.002cm solid #000000"/>
    </style:style>
    <style:style style:name="Таблица7" style:family="table">
      <style:table-properties style:width="16.999cm" table:align="margins"/>
    </style:style>
    <style:style style:name="Таблица7.A" style:family="table-column">
      <style:table-column-properties style:column-width="16.999cm" style:rel-column-width="65535*"/>
    </style:style>
    <style:style style:name="Таблица7.A1" style:family="table-cell">
      <style:table-cell-properties fo:padding="0.097cm" fo:border-left="0.002cm solid #000000" fo:border-right="none" fo:border-top="0.002cm solid #000000" fo:border-bottom="0.002cm solid #000000"/>
    </style:style>
    <style:style style:name="Таблица8" style:family="table">
      <style:table-properties style:width="16.999cm" table:align="margins"/>
    </style:style>
    <style:style style:name="Таблица8.A" style:family="table-column">
      <style:table-column-properties style:column-width="16.999cm" style:rel-column-width="65535*"/>
    </style:style>
    <style:style style:name="Таблица8.A1" style:family="table-cell">
      <style:table-cell-properties fo:padding="0.097cm" fo:border-left="0.002cm solid #000000" fo:border-right="none" fo:border-top="0.002cm solid #000000" fo:border-bottom="0.002cm solid #000000"/>
    </style:style>
    <style:style style:name="P1" style:family="paragraph" style:parent-style-name="Table_20_Contents">
      <style:paragraph-properties fo:text-align="start" style:justify-single-word="false"/>
      <style:text-properties style:font-name="Courier" fo:font-size="10pt" style:font-size-asian="10pt" style:font-size-complex="10pt"/>
    </style:style>
    <style:style style:name="P2" style:family="paragraph" style:parent-style-name="Table_20_Contents">
      <style:paragraph-properties fo:text-align="start" style:justify-single-word="false"/>
      <style:text-properties fo:color="#0000ff" style:font-name="Courier" fo:font-size="10pt" style:font-size-asian="10pt" style:font-size-complex="10pt"/>
    </style:style>
    <style:style style:name="P3" style:family="paragraph" style:parent-style-name="Standard">
      <style:text-properties style:font-name="Droid Sans Mono"/>
    </style:style>
    <style:style style:name="P4" style:family="paragraph" style:parent-style-name="Standard">
      <style:paragraph-properties fo:text-align="center" style:justify-single-word="false"/>
      <style:text-properties style:font-name="Droid Sans Mono" fo:font-size="24pt" style:font-size-asian="24pt" style:font-size-complex="24pt"/>
    </style:style>
    <style:style style:name="P5" style:family="paragraph" style:parent-style-name="Standard">
      <style:paragraph-properties fo:text-align="center" style:justify-single-word="false"/>
      <style:text-properties style:font-name="Droid Sans Mono" fo:font-size="32pt" style:font-size-asian="32pt" style:font-size-complex="32pt"/>
    </style:style>
    <style:style style:name="P6" style:family="paragraph" style:parent-style-name="Standard">
      <style:paragraph-properties fo:text-align="center" style:justify-single-word="false"/>
      <style:text-properties style:font-name="Droid Sans Mono"/>
    </style:style>
    <style:style style:name="P7" style:family="paragraph" style:parent-style-name="Standard">
      <style:paragraph-properties fo:text-align="start" style:justify-single-word="false"/>
      <style:text-properties style:font-name="Droid Sans Mono"/>
    </style:style>
    <style:style style:name="P8" style:family="paragraph" style:parent-style-name="Standard">
      <style:paragraph-properties fo:text-align="justify" style:justify-single-word="false"/>
      <style:text-properties style:font-name="Droid Sans Mono"/>
    </style:style>
    <style:style style:name="P9" style:family="paragraph" style:parent-style-name="Standard">
      <style:paragraph-properties fo:text-align="center" style:justify-single-word="false"/>
      <style:text-properties fo:color="#0000ff" style:font-name="Droid Sans Mono" fo:font-size="20pt" fo:font-weight="bold" fo:background-color="transparent"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Droid Sans Mono"/>
    </style:style>
    <style:style style:name="P11" style:family="paragraph" style:parent-style-name="Standard">
      <style:paragraph-properties fo:text-align="justify" style:justify-single-word="false"/>
      <style:text-properties style:font-name="Droid Sans Mono"/>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Table_20_Contents">
      <style:paragraph-properties fo:text-align="start" style:justify-single-word="false"/>
      <style:text-properties style:font-name="Courier" fo:font-size="10pt" style:font-size-asian="10pt" style:font-size-complex="10pt"/>
    </style:style>
    <style:style style:name="T1" style:family="text">
      <style:text-properties style:font-name="Courier"/>
    </style:style>
    <style:style style:name="T2" style:family="text">
      <style:text-properties fo:color="#0000ff"/>
    </style:style>
    <style:style style:name="T3" style:family="text">
      <style:text-properties fo:color="#0000ff" style:font-name="Courier"/>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Coding Guidlines</text:p>
      <text:p text:style-name="P5"/>
      <text:p text:style-name="P9">for 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tab/><text:tab/><text:tab/><text:tab/><text:tab/>Боголепов Д.К.</text:p>
      <text:p text:style-name="P3"><text:tab/><text:tab/><text:tab/><text:tab/><text:tab/><text:tab/><text:tab/><text:tab/><text:tab/><text:tab/>Морозов А.С.</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Нижний Новгород, 2009.</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4">Оглавление</text:p>
          </text:index-title>
          <text:p text:style-name="P15">Имя файлов<text:tab/>3</text:p>
          <text:p text:style-name="P15">Начало файла<text:tab/>3</text:p>
          <text:p text:style-name="P15">Объявление функций и классов<text:tab/>4</text:p>
          <text:p text:style-name="P15">Предостережения <text:tab/>5</text:p>
          <text:p text:style-name="P15">Расстановка пробелов<text:tab/>6</text:p>
          <text:p text:style-name="P15">Комментарии<text:tab/>6</text:p>
        </text:index-body>
      </text:table-of-content>
      <text:h text:style-name="P12" text:outline-level="1"/>
      <text:h text:style-name="P13" text:outline-level="1">Имя файлов</text:h>
      <text:p text:style-name="P7"/>
      <text:p text:style-name="P8"><text:tab/>Имена файлов должны содержать только символы латинского алфавита и знак «_». Расширение файлов должно быть либо «.cpp» либо «.hpp».</text:p>
      <text:p text:style-name="P7"/>
      <text:h text:style-name="Heading_20_1" text:outline-level="1">Начало файла</text:h>
      <text:p text:style-name="P7"/>
      <text:p text:style-name="P7"><text:tab/>Начало файла должно начинаться одинаково с общим шаблоном:</text:p>
      <text:p text:style-name="P7"/>
      <table:table table:name="Таблица1" table:style-name="Таблица1">
        <table:table-column table:style-name="Таблица1.A"/>
        <table:table-row>
          <table:table-cell table:style-name="Таблица1.A1" office:value-type="string">
            <text:p text:style-name="P1">/**</text:p>
            <text:p text:style-name="P1">*** @file &lt;filename&gt;</text:p>
            <text:p text:style-name="P1">***</text:p>
            <text:p text:style-name="P1">*** @date &lt;date of creation of file&gt;</text:p>
            <text:p text:style-name="P1">***</text:p>
            <text:p text:style-name="P1">*** @version &lt;version file&gt;</text:p>
            <text:p text:style-name="P1">***</text:p>
            <text:p text:style-name="P1">*** @autor &lt;you name&gt;</text:p>
            <text:p text:style-name="P1">***</text:p>
            <text:p text:style-name="P1">*** @email &lt;email autor&gt;</text:p>
            <text:p text:style-name="P1">***</text:p>
            <text:p text:style-name="P1">**/</text:p>
          </table:table-cell>
        </table:table-row>
      </table:table>
      <text:p text:style-name="P7"/>
      <text:p text:style-name="P7"/>
      <text:p text:style-name="P8"><text:tab/>Каждый заголовочный файл должен начинаться и заканчиваться стражами включения:</text:p>
      <text:p text:style-name="P7"/>
      <table:table table:name="Таблица2" table:style-name="Таблица2">
        <table:table-column table:style-name="Таблица2.A"/>
        <table:table-row>
          <table:table-cell table:style-name="Таблица2.A1" office:value-type="string">
            <text:p text:style-name="P1"/>
            <text:p text:style-name="P1"><text:span text:style-name="T2">#ifdef</text:span> <text:s/>__FILE_NAME_HPP__</text:p>
            <text:p text:style-name="P1"><text:span text:style-name="T2">#define</text:span> __FILE_NAME_HPP__</text:p>
            <text:p text:style-name="P1"/>
            <text:p text:style-name="P1"><text:s/>&lt;содержимое файла&gt;</text:p>
            <text:p text:style-name="P1"/>
            <text:p text:style-name="P2">#endif</text:p>
            <text:p text:style-name="P1"/>
          </table:table-cell>
        </table:table-row>
      </table:table>
      <text:p text:style-name="P7"/>
      <text:p text:style-name="P7"><text:tab/>Порядок описание: </text:p>
      <text:p text:style-name="P7">(файлы подключения перечисленны в алфавитном порядке)</text:p>
      <text:p text:style-name="P7"/>
      <table:table table:name="Таблица3" table:style-name="Таблица3">
        <table:table-column table:style-name="Таблица3.A"/>
        <table:table-row>
          <table:table-cell table:style-name="Таблица3.A1" office:value-type="string">
            <text:p text:style-name="P1"/>
            <text:p text:style-name="P1"><text:span text:style-name="T2">#include</text:span> &lt;имя_файла0&gt;</text:p>
            <text:p text:style-name="P1"><text:span text:style-name="T2">#include</text:span> &lt;имя_файла1&gt;</text:p>
            <text:p text:style-name="P1"/>
            <text:p text:style-name="P1"><text:span text:style-name="T2">#include</text:span> «имя_файла»</text:p>
            <text:p text:style-name="P1"><text:span text:style-name="T2">#include</text:span> «имя_файла»</text:p>
            <text:p text:style-name="P1"/>
            <text:p text:style-name="P1"><text:span text:style-name="T2">#define</text:span> определение</text:p>
            <text:p text:style-name="P1"/>
            <text:p text:style-name="P1"><text:span text:style-name="T2">using namespace</text:span> имя;</text:p>
            <text:p text:style-name="P1"/>
          </table:table-cell>
        </table:table-row>
      </table:table>
      <text:p text:style-name="P7"/>
      <text:h text:style-name="Heading_20_1" text:outline-level="1"><text:soft-page-break/>Объявление функций и классов</text:h>
      <text:p text:style-name="P7"/>
      <text:p text:style-name="P7"><text:tab/><text:span text:style-name="T4">Знак подчеркивания использовать в объявление методов имен классов запрещено !!!</text:span></text:p>
      <text:p text:style-name="P7"/>
      <text:p text:style-name="P7"><text:tab/>Тип данных описывается на той же строчке, что и имя функции.</text:p>
      <text:p text:style-name="P7"/>
      <table:table table:name="Таблица4" table:style-name="Таблица4">
        <table:table-column table:style-name="Таблица4.A"/>
        <table:table-row>
          <table:table-cell table:style-name="Таблица4.A1" office:value-type="string">
            <text:p text:style-name="P1"/>
            <text:p text:style-name="P1"><text:span text:style-name="T2">void</text:span> FunctionName ( <text:span text:style-name="T2">int</text:span> count, <text:span text:style-name="T2">char</text:span> * ch )</text:p>
            <text:p text:style-name="P1">{</text:p>
            <text:p text:style-name="P1"><text:s text:c="3"/>...</text:p>
            <text:p text:style-name="P1">}</text:p>
            <text:p text:style-name="P1"/>
          </table:table-cell>
        </table:table-row>
      </table:table>
      <text:p text:style-name="P7"/>
      <text:p text:style-name="P8"><text:tab/>Если функция является членом класса, то она объявляется с маленькой буквы (Исключение: конструктор и деструктор):</text:p>
      <text:p text:style-name="P7"/>
      <table:table table:name="Таблица9" table:style-name="Таблица9">
        <table:table-column table:style-name="Таблица9.A"/>
        <table:table-row>
          <table:table-cell table:style-name="Таблица9.A1" office:value-type="string">
            <text:p text:style-name="P1"><text:span text:style-name="T2">class</text:span> A </text:p>
            <text:p text:style-name="P1">{</text:p>
            <text:p text:style-name="P1"><text:s text:c="3"/><text:span text:style-name="T2">public</text:span>:</text:p>
            <text:p text:style-name="P1"><text:s text:c="8"/><text:span text:style-name="T2">void</text:span> myInitDefault();</text:p>
            <text:p text:style-name="P1">};</text:p>
          </table:table-cell>
        </table:table-row>
      </table:table>
      <text:p text:style-name="P7"/>
      <text:p text:style-name="P8"><text:tab/>Если функция не является членом класса, то она объявляется с заглавной буквы:</text:p>
      <text:p text:style-name="P8"><text:tab/></text:p>
      <table:table table:name="Таблица10" table:style-name="Таблица10">
        <table:table-column table:style-name="Таблица10.A"/>
        <table:table-row>
          <table:table-cell table:style-name="Таблица10.A1" office:value-type="string">
            <text:p text:style-name="P1">...</text:p>
            <text:p text:style-name="P1">void MyInitDefault()</text:p>
            <text:p text:style-name="P1">{</text:p>
            <text:p text:style-name="P1"><text:s text:c="3"/>...</text:p>
            <text:p text:style-name="P1">}</text:p>
            <text:p text:style-name="P1">...</text:p>
          </table:table-cell>
        </table:table-row>
      </table:table>
      <text:p text:style-name="P8"/>
      <text:p text:style-name="P7"><text:tab/>Имя функций не должно содержать пробелов и знаков подчеркивания, цифр. </text:p>
      <text:p text:style-name="P7"/>
      <table:table table:name="Таблица11" table:style-name="Таблица11">
        <table:table-column table:style-name="Таблица11.A"/>
        <table:table-row>
          <table:table-cell table:style-name="Таблица11.A1" office:value-type="string">
            <text:p text:style-name="P1"><text:span text:style-name="T2">class</text:span> MySuperMegaClass : <text:span text:style-name="T2">public</text:span> MyBaseClass</text:p>
            <text:p text:style-name="P1">{</text:p>
            <text:p text:style-name="P1"><text:s text:c="3"/><text:span text:style-name="T2">public</text:span>:</text:p>
            <text:p text:style-name="P1"><text:s text:c="8"/><text:span text:style-name="T2">void</text:span> myInitDefault();</text:p>
            <text:p text:style-name="P1">};</text:p>
          </table:table-cell>
        </table:table-row>
      </table:table>
      <text:p text:style-name="P7"/>
      <text:p text:style-name="P7"><text:tab/>Фигурные скобки должны быть одни на строчке:</text:p>
      <text:p text:style-name="P7"/>
      <table:table table:name="Таблица5" table:style-name="Таблица5">
        <table:table-column table:style-name="Таблица5.A"/>
        <table:table-column table:style-name="Таблица5.B" table:number-columns-repeated="3"/>
        <table:table-row>
          <table:table-cell table:style-name="Таблица5.A1" office:value-type="string">
            <text:p text:style-name="P1"/>
            <text:p text:style-name="P1"/>
            <text:p text:style-name="P1"><text:span text:style-name="T2">if</text:span> (...)</text:p>
            <text:p text:style-name="P1">{</text:p>
            <text:p text:style-name="P1"><text:s text:c="3"/>...</text:p>
            <text:p text:style-name="P1">}</text:p>
            <text:p text:style-name="P1"/>
          </table:table-cell>
          <table:table-cell table:style-name="Таблица5.B1" office:value-type="string">
            <text:p text:style-name="P1"/>
            <text:p text:style-name="P1"/>
            <text:p text:style-name="P1"><text:span text:style-name="T2">while</text:span> (...)</text:p>
            <text:p text:style-name="P1">{</text:p>
            <text:p text:style-name="P1"><text:s text:c="3"/>...</text:p>
            <text:p text:style-name="P1">}</text:p>
            <text:p text:style-name="P1"/>
          </table:table-cell>
          <table:table-cell table:style-name="Таблица5.B1" office:value-type="string">
            <text:p text:style-name="P1"/>
            <text:p text:style-name="P1"/>
            <text:p text:style-name="P1"><text:span text:style-name="T2">for</text:span> (...)</text:p>
            <text:p text:style-name="P1">{</text:p>
            <text:p text:style-name="P1"><text:s text:c="3"/>...</text:p>
            <text:p text:style-name="P1">}</text:p>
            <text:p text:style-name="P1"/>
          </table:table-cell>
          <table:table-cell table:style-name="Таблица5.B1" office:value-type="string">
            <text:p text:style-name="P1">Исключение:</text:p>
            <text:p text:style-name="P1"/>
            <text:p text:style-name="P1"><text:span text:style-name="T2">do</text:span> </text:p>
            <text:p text:style-name="P1">{</text:p>
            <text:p text:style-name="P1"><text:s text:c="3"/>...</text:p>
            <text:p text:style-name="P1">} <text:span text:style-name="T2">while</text:span> (...);</text:p>
          </table:table-cell>
        </table:table-row>
      </table:table>
      <text:p text:style-name="P7"/>
      <text:p text:style-name="P8"><text:tab/>Если количество параметров больше,чем вмещается на строчку (80 символов), то параметры разносятся на несколько строк, с <text:soft-page-break/>соответствующим отступом.</text:p>
      <text:p text:style-name="P7"/>
      <table:table table:name="Таблица6" table:style-name="Таблица6">
        <table:table-column table:style-name="Таблица6.A"/>
        <table:table-row>
          <table:table-cell table:style-name="Таблица6.A1" office:value-type="string">
            <text:p text:style-name="P1"/>
            <text:p text:style-name="P1"><text:span text:style-name="T2">void</text:span> space::MySuperClass.myFunctionName (</text:p>
            <text:p text:style-name="P1"><text:span text:style-name="T2"><text:s text:c="49"/>int</text:span> count,</text:p>
            <text:p text:style-name="P1"><text:s text:c="49"/><text:span text:style-name="T2">char</text:span> * open_name_file,</text:p>
            <text:p text:style-name="P1"><text:s text:c="49"/>MyClass &amp; param1,</text:p>
            <text:p text:style-name="P1"><text:s text:c="49"/>float[4] this_is_array</text:p>
            <text:p text:style-name="P1"><text:s text:c="40"/>)</text:p>
            <text:p text:style-name="P1">{</text:p>
            <text:p text:style-name="P1">...</text:p>
            <text:p text:style-name="P1">}</text:p>
            <text:p text:style-name="P1"/>
          </table:table-cell>
        </table:table-row>
      </table:table>
      <text:p text:style-name="P7"/>
      <text:p text:style-name="P7"><text:tab/>Аналогичное правило действует и для шаблонов:</text:p>
      <text:p text:style-name="P7"/>
      <table:table table:name="Таблица7" table:style-name="Таблица7">
        <table:table-column table:style-name="Таблица7.A"/>
        <table:table-row>
          <table:table-cell table:style-name="Таблица7.A1" office:value-type="string">
            <text:p text:style-name="P1"/>
            <text:p text:style-name="P1"><text:span text:style-name="T2">template</text:span> &lt;</text:p>
            <text:p text:style-name="P1"><text:s text:c="13"/><text:span text:style-name="T2">class</text:span> T1 = MyClass,</text:p>
            <text:p text:style-name="P1"><text:s text:c="13"/>MyClass&lt;T1&gt; &amp; myclass,</text:p>
            <text:p text:style-name="P1"><text:span text:style-name="T2"><text:s text:c="13"/>int</text:span> count = 314</text:p>
            <text:p text:style-name="P1"><text:s text:c="9"/>&gt;</text:p>
            <text:p text:style-name="P1"><text:span text:style-name="T2">class</text:span> SuperClass : <text:span text:style-name="T2">public</text:span> BaseClass</text:p>
            <text:p text:style-name="P1">{</text:p>
            <text:p text:style-name="P1"><text:s text:c="3"/>...</text:p>
            <text:p text:style-name="P1">};</text:p>
            <text:p text:style-name="P1"/>
          </table:table-cell>
        </table:table-row>
      </table:table>
      <text:p text:style-name="P8"/>
      <text:p text:style-name="P8"><text:tab/>Все статические методы должны быть объявлены с большой буквы. Если класс содержит несколько слов, то каждое выделяется с большой буквы без знака «_». </text:p>
      <text:p text:style-name="P8"/>
      <text:p text:style-name="P8"><text:tab/>Имена пространства имен должны быть одним словом и с маленькой буквы.</text:p>
      <text:p text:style-name="P7"/>
      <text:p text:style-name="P8"><text:tab/>На каждой строчке записывается только одна команда. И между группой команд (логической) вставляется пустая строка.</text:p>
      <text:p text:style-name="P7"/>
      <table:table table:name="Таблица8" table:style-name="Таблица8">
        <table:table-column table:style-name="Таблица8.A"/>
        <table:table-row>
          <table:table-cell table:style-name="Таблица8.A1" office:value-type="string">
            <text:p text:style-name="P1"/>
            <text:p text:style-name="P1"><text:span text:style-name="Teletype"><text:span text:style-name="T3">void</text:span></text:span><text:span text:style-name="Teletype"><text:span text:style-name="T1"> f( const std::vector&lt;</text:span></text:span><text:span text:style-name="Teletype"><text:span text:style-name="T3">double</text:span></text:span><text:span text:style-name="Teletype"><text:span text:style-name="T1">&gt;&amp; v )<text:line-break/>{</text:span></text:span></text:p>
            <text:p text:style-name="P1"><text:span text:style-name="Teletype"><text:span text:style-name="T1"><text:s text:c="3"/>std::cout &lt;&lt; "Values:";</text:span></text:span></text:p>
            <text:p text:style-name="P1"><text:span text:style-name="Teletype"><text:span text:style-name="T1"/></text:span></text:p>
            <text:p text:style-name="P1"><text:span text:style-name="Teletype"><text:span text:style-name="T1"><text:s text:c="3"/></text:span></text:span><text:bookmark-start text:name="DDE_LINK"/><text:span text:style-name="Teletype"><text:span text:style-name="T3">for </text:span></text:span><text:span text:style-name="Teletype"><text:span text:style-name="T1">( std::vector&lt;</text:span></text:span><text:span text:style-name="Teletype"><text:span text:style-name="T3">double</text:span></text:span><text:span text:style-name="Teletype"><text:span text:style-name="T1">&gt;::const_iterator p = v.begin(); p != v.end(); ++p )</text:span></text:span><text:bookmark-end text:name="DDE_LINK"/></text:p>
            <text:p text:style-name="P1"><text:span text:style-name="Teletype"><text:span text:style-name="T1"><text:s text:c="6"/>std::cout &lt;&lt; ' ' &lt;&lt; *p;</text:span></text:span></text:p>
            <text:p text:style-name="P1"><text:span text:style-name="Teletype"><text:span text:style-name="T1"/></text:span></text:p>
            <text:p text:style-name="P1"><text:span text:style-name="Teletype"><text:span text:style-name="T1"><text:s text:c="3"/>std::cout &lt;&lt; '\n';</text:span></text:span></text:p>
            <text:p text:style-name="P1"><text:span text:style-name="Teletype"><text:span text:style-name="T1">} </text:span></text:span></text:p>
            <text:p text:style-name="P1"/>
          </table:table-cell>
        </table:table-row>
      </table:table>
      <text:p text:style-name="P7"/>
      <text:h text:style-name="Heading_20_1" text:outline-level="1">Предостережения </text:h>
      <text:p text:style-name="P7"/>
      <text:p text:style-name="P7">1)</text:p>
      <text:p text:style-name="P7"><text:tab/>Избегаем </text:p>
      <text:p text:style-name="P7"><text:tab/><text:tab/><text:span text:style-name="T2">#define</text:span> size 5;</text:p>
      <text:p text:style-name="P7"><text:soft-page-break/><text:tab/>должно быть </text:p>
      <text:p text:style-name="P7"><text:tab/><text:tab/><text:span text:style-name="T2">static const int</text:span> size = 5;</text:p>
      <text:p text:style-name="P7"/>
      <text:p text:style-name="P7">2)</text:p>
      <text:p text:style-name="P7"><text:tab/>Запрещаем </text:p>
      <text:p text:style-name="P7"><text:tab/><text:tab/><text:span text:style-name="T2">int</text:span> a = (<text:span text:style-name="T2">int</text:span>) b; </text:p>
      <text:p text:style-name="P7"><text:tab/>должно быть </text:p>
      <text:p text:style-name="P7"><text:tab/><text:tab/><text:span text:style-name="T2">int</text:span> a = <text:span text:style-name="T2">static_cast</text:span>&lt;<text:span text:style-name="T2">int</text:span>&gt; (b);</text:p>
      <text:p text:style-name="P7"/>
      <text:p text:style-name="P7"/>
      <text:h text:style-name="Heading_20_1" text:outline-level="1">Расстановка пробелов</text:h>
      <text:p text:style-name="P8"><text:tab/>Пробелы ставятся вокруг круглых скобок, за исключением функций без параметров.</text:p>
      <text:p text:style-name="P7"/>
      <text:h text:style-name="Heading_20_1" text:outline-level="1">Комментарии</text:h>
      <text:p text:style-name="P8"/>
      <text:p text:style-name="P8"><text:tab/>Комментарии должны быть выстроены в соответствие с требованием doxygen и быть описаны к каждой функции и каждому параметру. Если функция очень большая (более 30 строк), то необходимо алгоритмический комментарий (комментарий поясняющий действия алгоритма). Так же рекомендуется для больших функций помечать блоки кода, выполняющие какую то под задач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0T21:23:17</meta:creation-date>
    <dc:date>2009-12-08T20:54:56</dc:date>
    <meta:editing-duration>PT04H11M22S</meta:editing-duration>
    <meta:editing-cycles>52</meta:editing-cycles>
    <meta:generator>OpenOffice.org/3.1$Linux OpenOffice.org_project/310m21$Build-9319</meta:generator>
    <meta:document-statistic meta:table-count="11" meta:image-count="0" meta:object-count="0" meta:page-count="6" meta:paragraph-count="130" meta:word-count="485" meta:character-count="3565"/>
  </office:meta>
</office:document-meta>
</file>